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Mangal1" svg:font-family="Mangal"/>
    <style:font-face style:name="F" svg:font-family="" style:font-family-generic="roman"/>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alibri" fo:font-size="11pt" fo:language="fr" fo:country="FR" style:font-size-asian="11pt" style:font-size-complex="11pt"/>
    </style:style>
    <style:style style:name="P2" style:family="paragraph" style:parent-style-name="Standard">
      <style:text-properties fo:color="#000000" style:font-name="Calibri" fo:font-size="11pt" fo:language="fr" fo:country="FR" officeooo:rsid="00011c71" officeooo:paragraph-rsid="00011c71" style:font-size-asian="11pt" style:font-size-complex="11pt"/>
    </style:style>
    <style:style style:name="P3" style:family="paragraph" style:parent-style-name="Standard">
      <style:text-properties fo:color="#000000" style:font-name="Calibri" fo:font-size="11pt" fo:language="fr" fo:country="FR" fo:font-weight="bold" officeooo:rsid="0002eeeb" officeooo:paragraph-rsid="0002eeeb" fo:background-color="#ffffff" style:font-size-asian="11pt" style:font-weight-asian="bold" style:font-size-complex="11pt" style:font-weight-complex="bold"/>
    </style:style>
    <style:style style:name="P4" style:family="paragraph" style:parent-style-name="Standard">
      <style:text-properties fo:color="#000000" style:font-name="Calibri" fo:font-size="11pt" fo:language="fr" fo:country="FR" fo:font-weight="bold" officeooo:rsid="0003dbb1" officeooo:paragraph-rsid="0003dbb1" fo:background-color="#ffffff" style:font-size-asian="11pt" style:font-weight-asian="bold" style:font-size-complex="11pt" style:font-weight-complex="bold"/>
    </style:style>
    <style:style style:name="P5" style:family="paragraph" style:parent-style-name="Standard">
      <style:text-properties fo:color="#000000" style:font-name="Calibri" fo:font-size="11pt" fo:language="fr" fo:country="FR" fo:font-weight="bold" officeooo:rsid="000a02a7" officeooo:paragraph-rsid="000a02a7" fo:background-color="#ffffff" style:font-size-asian="11pt" style:font-weight-asian="bold" style:font-size-complex="11pt" style:font-weight-complex="bold"/>
    </style:style>
    <style:style style:name="P6" style:family="paragraph" style:parent-style-name="Standard">
      <style:text-properties fo:color="#000000" style:font-name="Calibri" fo:font-size="11pt" fo:language="fr" fo:country="FR" fo:font-weight="bold" officeooo:rsid="000a02a7" officeooo:paragraph-rsid="00137dd5" fo:background-color="#ffffff" style:font-size-asian="11pt" style:font-weight-asian="bold" style:font-size-complex="11pt" style:font-weight-complex="bold"/>
    </style:style>
    <style:style style:name="P7" style:family="paragraph" style:parent-style-name="Standard">
      <style:text-properties fo:color="#000000" style:font-name="Calibri" fo:font-size="11pt" fo:language="fr" fo:country="FR" fo:background-color="#ffffff" style:font-size-asian="11pt" style:font-size-complex="11pt"/>
    </style:style>
    <style:style style:name="P8" style:family="paragraph" style:parent-style-name="Standard">
      <style:text-properties fo:color="#000000" style:font-name="Calibri" fo:font-size="11pt" fo:language="fr" fo:country="FR" officeooo:rsid="0002eeeb" officeooo:paragraph-rsid="0002eeeb" fo:background-color="#ffffff" style:font-size-asian="11pt" style:font-size-complex="11pt"/>
    </style:style>
    <style:style style:name="P9" style:family="paragraph" style:parent-style-name="Standard">
      <style:text-properties fo:color="#000000" style:font-name="Calibri" fo:font-size="11pt" fo:language="fr" fo:country="FR" officeooo:rsid="0003dbb1" officeooo:paragraph-rsid="0003dbb1" fo:background-color="#ffffff" style:font-size-asian="11pt" style:font-size-complex="11pt"/>
    </style:style>
    <style:style style:name="P10" style:family="paragraph" style:parent-style-name="Standard">
      <style:text-properties fo:color="#000000" style:font-name="Calibri" fo:font-size="11pt" fo:language="fr" fo:country="FR" fo:font-weight="normal" officeooo:rsid="00137dd5" officeooo:paragraph-rsid="00137dd5" fo:background-color="#ffffff" style:font-size-asian="11pt" style:font-weight-asian="normal" style:font-size-complex="11pt" style:font-weight-complex="normal"/>
    </style:style>
    <style:style style:name="P11" style:family="paragraph" style:parent-style-name="Standard">
      <style:text-properties fo:color="#000000" style:font-name="Calibri" fo:font-size="14pt" fo:language="fr" fo:country="FR" style:text-underline-style="solid" style:text-underline-width="auto" style:text-underline-color="font-color" fo:font-weight="bold" officeooo:rsid="00011c71" officeooo:paragraph-rsid="00011c71" style:font-size-asian="14pt" style:font-weight-asian="bold" style:font-size-complex="14pt" style:font-weight-complex="bold"/>
    </style:style>
    <style:style style:name="P12" style:family="paragraph" style:parent-style-name="Standard">
      <style:text-properties fo:color="#000000" style:font-name="Calibri" fo:font-size="11pt" fo:language="fr" fo:country="FR" fo:font-weight="normal" officeooo:rsid="000a02a7" officeooo:paragraph-rsid="000a02a7" fo:background-color="#ffffff" style:font-size-asian="11pt" style:font-weight-asian="normal" style:font-size-complex="11pt" style:font-weight-complex="normal"/>
    </style:style>
    <style:style style:name="P13" style:family="paragraph" style:parent-style-name="Standard">
      <style:text-properties fo:color="#000000" style:font-name="Calibri" fo:font-size="11pt" fo:language="fr" fo:country="FR" fo:font-weight="normal" officeooo:rsid="00137dd5" officeooo:paragraph-rsid="00137dd5" fo:background-color="#ffffff" style:font-size-asian="11pt" style:font-weight-asian="normal" style:font-size-complex="11pt" style:font-weight-complex="normal"/>
    </style:style>
    <style:style style:name="P14" style:family="paragraph" style:parent-style-name="Standard">
      <style:text-properties fo:color="#000000" style:font-name="Calibri" fo:font-size="11pt" fo:language="fr" fo:country="FR" fo:font-weight="normal" officeooo:rsid="001ce2ce" officeooo:paragraph-rsid="001ce2ce" fo:background-color="#ffffff" style:font-size-asian="11pt" style:font-weight-asian="normal" style:font-size-complex="11pt" style:font-weight-complex="normal"/>
    </style:style>
    <style:style style:name="P15" style:family="paragraph" style:parent-style-name="Standard">
      <style:text-properties fo:color="#000000" style:font-name="Calibri" fo:font-size="11pt" fo:language="fr" fo:country="FR" fo:font-weight="normal" style:font-size-asian="11pt" style:font-weight-asian="normal" style:font-size-complex="11pt" style:font-weight-complex="normal"/>
    </style:style>
    <style:style style:name="P16" style:family="paragraph" style:parent-style-name="Standard">
      <style:paragraph-properties>
        <style:tab-stops>
          <style:tab-stop style:position="8.705cm"/>
        </style:tab-stops>
      </style:paragraph-properties>
      <style:text-properties fo:color="#000000" style:font-name="Calibri" fo:font-size="11pt" fo:language="fr" fo:country="FR" fo:font-weight="normal" officeooo:paragraph-rsid="000f0a17" style:font-size-asian="11pt" style:font-weight-asian="normal" style:font-size-complex="11pt" style:font-weight-complex="normal"/>
    </style:style>
    <style:style style:name="P17" style:family="paragraph" style:parent-style-name="Standard">
      <style:text-properties fo:color="#000000" style:font-name="Calibri" fo:font-size="11pt" fo:language="fr" fo:country="FR" fo:font-weight="normal" officeooo:paragraph-rsid="000f0a17" style:font-size-asian="11pt" style:font-weight-asian="normal" style:font-size-complex="11pt" style:font-weight-complex="normal"/>
    </style:style>
    <style:style style:name="P18" style:family="paragraph" style:parent-style-name="Standard">
      <style:text-properties fo:color="#000000" style:font-name="Calibri" fo:font-size="11pt" fo:language="fr" fo:country="FR" fo:font-weight="normal" officeooo:rsid="00105ce9" officeooo:paragraph-rsid="00105ce9" style:font-size-asian="11pt" style:font-weight-asian="normal" style:font-size-complex="11pt" style:font-weight-complex="normal"/>
    </style:style>
    <style:style style:name="P19" style:family="paragraph" style:parent-style-name="Standard">
      <style:paragraph-properties>
        <style:tab-stops>
          <style:tab-stop style:position="8.705cm"/>
        </style:tab-stops>
      </style:paragraph-properties>
      <style:text-properties fo:color="#000000" style:font-name="Calibri" fo:font-size="11pt" fo:language="fr" fo:country="FR" fo:font-weight="normal" officeooo:rsid="0012012c" officeooo:paragraph-rsid="0012012c" style:font-size-asian="11pt" style:font-weight-asian="normal" style:font-size-complex="11pt" style:font-weight-complex="normal"/>
    </style:style>
    <style:style style:name="P20" style:family="paragraph" style:parent-style-name="Standard">
      <style:paragraph-properties>
        <style:tab-stops>
          <style:tab-stop style:position="8.705cm"/>
        </style:tab-stops>
      </style:paragraph-properties>
      <style:text-properties fo:color="#000000" style:font-name="Calibri" fo:font-size="11pt" fo:language="fr" fo:country="FR" officeooo:paragraph-rsid="000a02a7" style:font-size-asian="11pt" style:font-size-complex="11pt"/>
    </style:style>
    <style:style style:name="P21" style:family="paragraph" style:parent-style-name="Standard">
      <style:paragraph-properties>
        <style:tab-stops>
          <style:tab-stop style:position="8.705cm"/>
        </style:tab-stops>
      </style:paragraph-properties>
      <style:text-properties fo:color="#000000" style:font-name="Calibri" fo:font-size="11pt" fo:language="fr" fo:country="FR" officeooo:paragraph-rsid="000f0a17" style:font-size-asian="11pt" style:font-size-complex="11pt"/>
    </style:style>
    <style:style style:name="P22" style:family="paragraph" style:parent-style-name="Standard">
      <style:text-properties fo:language="fr" fo:country="FR" officeooo:paragraph-rsid="000f0a17"/>
    </style:style>
    <style:style style:name="P23" style:family="paragraph">
      <style:paragraph-properties fo:text-align="center"/>
    </style:style>
    <style:style style:name="P24" style:family="paragraph">
      <loext:graphic-properties draw:fill="none"/>
      <style:paragraph-properties fo:text-align="center"/>
      <style:text-properties style:font-name="Calibri" fo:font-size="11pt" style:font-size-asian="11pt" style:font-size-complex="11pt"/>
    </style:style>
    <style:style style:name="T1" style:family="text">
      <style:text-properties fo:background-color="#ffffff" loext:char-shading-value="0"/>
    </style:style>
    <style:style style:name="T2" style:family="text">
      <style:text-properties officeooo:rsid="0002eeeb" fo:background-color="#ffffff" loext:char-shading-value="0"/>
    </style:style>
    <style:style style:name="T3" style:family="text">
      <style:text-properties officeooo:rsid="000a02a7" fo:background-color="#ffffff" loext:char-shading-value="0"/>
    </style:style>
    <style:style style:name="T4" style:family="text">
      <style:text-properties officeooo:rsid="000c5267" fo:background-color="#ffffff" loext:char-shading-value="0"/>
    </style:style>
    <style:style style:name="T5" style:family="text">
      <style:text-properties officeooo:rsid="000c5267" fo:background-color="#ffffff" loext:char-shading-value="0"/>
    </style:style>
    <style:style style:name="T6" style:family="text">
      <style:text-properties fo:background-color="#ffffff" loext:char-shading-value="0"/>
    </style:style>
    <style:style style:name="T7" style:family="text">
      <style:text-properties officeooo:rsid="00109290" fo:background-color="#ffffff" loext:char-shading-value="0"/>
    </style:style>
    <style:style style:name="T8" style:family="text">
      <style:text-properties officeooo:rsid="00137dd5" fo:background-color="#ffffff" loext:char-shading-value="0"/>
    </style:style>
    <style:style style:name="T9" style:family="text">
      <style:text-properties officeooo:rsid="000c5267"/>
    </style:style>
    <style:style style:name="T10" style:family="text">
      <style:text-properties officeooo:rsid="000c7df0"/>
    </style:style>
    <style:style style:name="T11" style:family="text">
      <style:text-properties fo:font-weight="normal" style:font-weight-asian="normal" style:font-weight-complex="normal"/>
    </style:style>
    <style:style style:name="T12" style:family="text">
      <style:text-properties fo:font-weight="normal" officeooo:rsid="000c5267" style:font-weight-asian="normal" style:font-weight-complex="normal"/>
    </style:style>
    <style:style style:name="T13" style:family="text">
      <style:text-properties fo:font-weight="normal" officeooo:rsid="000c5267" style:font-weight-asian="normal" style:font-weight-complex="normal" fo:background-color="#ffffff"/>
    </style:style>
    <style:style style:name="T14" style:family="text">
      <style:text-properties fo:color="#008000" style:font-name="Consolas" fo:font-size="9.5pt" fo:font-weight="bold" officeooo:rsid="000a02a7" fo:background-color="#ffffff" loext:char-shading-value="0" style:font-size-asian="9.5pt" style:font-weight-asian="bold" style:font-size-complex="11pt" style:font-weight-complex="bold"/>
    </style:style>
    <style:style style:name="T15" style:family="text">
      <style:text-properties fo:background-color="#ffffff"/>
    </style:style>
    <style:style style:name="T16" style:family="text">
      <style:text-properties style:text-underline-style="none"/>
    </style:style>
    <style:style style:name="T17" style:family="text">
      <style:text-properties officeooo:rsid="00105ce9" fo:background-color="#ffffff"/>
    </style:style>
    <style:style style:name="T18" style:family="text">
      <style:text-properties fo:font-style="italic" style:font-style-asian="italic" style:font-style-complex="italic" fo:background-color="#ffffff"/>
    </style:style>
    <style:style style:name="T19" style:family="text">
      <style:text-properties officeooo:rsid="0014f61e" fo:background-color="#ffffff"/>
    </style:style>
    <style:style style:name="T20" style:family="text">
      <style:text-properties officeooo:rsid="00166fae" fo:background-color="#ffffff"/>
    </style:style>
    <style:style style:name="T21" style:family="text">
      <style:text-properties officeooo:rsid="0017a99b" fo:background-color="#ffffff"/>
    </style:style>
    <style:style style:name="T22" style:family="text">
      <style:text-properties officeooo:rsid="0018d83d" fo:background-color="#ffffff"/>
    </style:style>
    <style:style style:name="T23" style:family="text">
      <style:text-properties officeooo:rsid="001aa397" fo:background-color="#ffffff"/>
    </style:style>
    <style:style style:name="T24" style:family="text">
      <style:text-properties officeooo:rsid="001d2ab7" fo:background-color="#ffffff"/>
    </style:style>
    <style:style style:name="T25" style:family="text">
      <style:text-properties style:font-name="Calibri" fo:font-size="11pt" style:font-size-asian="11pt" style:font-size-complex="11pt"/>
    </style:style>
    <style:style style:name="gr1" style:family="graphic">
      <style:graphic-properties svg:stroke-color="#000000" draw:fill="none" draw:textarea-horizontal-align="justify" draw:textarea-vertical-align="middle" draw:auto-grow-height="false" fo:min-height="2.037cm" fo:min-width="4.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fo:min-height="2.041cm" fo:min-width="4.2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lyse de la partie serveur<text:span text:style-name="T16"> :</text:span></text:p>
      <text:p text:style-name="P2"/>
      <text:p text:style-name="P2"><draw:custom-shape text:anchor-type="paragraph" draw:z-index="0" draw:name="Forme1" draw:style-name="gr1" draw:text-style-name="P24" svg:width="4.261cm" svg:height="2.038cm" svg:x="6.055cm" svg:y="1.182cm"><text:p text:style-name="P23"><text:span text:style-name="T25">Classe PartieServeur</text:span></text:p><draw:enhanced-geometry svg:viewBox="0 0 21600 21600" draw:type="rectangle" draw:enhanced-path="M 0 0 L 21600 0 21600 21600 0 21600 0 0 Z N"/></draw:custom-shape><draw:custom-shape text:anchor-type="paragraph" draw:z-index="1" draw:name="Forme1" draw:style-name="gr1" draw:text-style-name="P24" svg:width="4.261cm" svg:height="2.038cm" svg:x="2.563cm" svg:y="5.198cm"><text:p text:style-name="P23"><text:span text:style-name="T25">FP1 :</text:span></text:p><text:p text:style-name="P23"><text:span text:style-name="T25">ConnectionServeur</text:span></text:p><draw:enhanced-geometry svg:viewBox="0 0 21600 21600" draw:mirror-horizontal="false" draw:mirror-vertical="false" draw:type="rectangle" draw:enhanced-path="M 0 0 L 21600 0 21600 21600 0 21600 0 0 Z N"/></draw:custom-shape><draw:custom-shape text:anchor-type="paragraph" draw:z-index="2" draw:name="Forme1" draw:style-name="gr1" draw:text-style-name="P24" svg:width="4.261cm" svg:height="2.038cm" svg:x="9.564cm" svg:y="5.198cm"><text:p text:style-name="P23"><text:span text:style-name="T25">FP2 :</text:span></text:p><text:p text:style-name="P23"><text:span text:style-name="T25">RecevoirDuServeur</text:span></text:p><draw:enhanced-geometry svg:viewBox="0 0 21600 21600" draw:mirror-horizontal="false" draw:mirror-vertical="false" draw:type="rectangle" draw:enhanced-path="M 0 0 L 21600 0 21600 21600 0 21600 0 0 Z N"/></draw:custom-shape><draw:line text:anchor-type="paragraph" draw:z-index="3" draw:name="Forme2" draw:style-name="gr2" draw:text-style-name="P23" svg:x1="8.172cm" svg:y1="3.219cm" svg:x2="4.627cm" svg:y2="5.198cm"><text:p/></draw:line><draw:line text:anchor-type="paragraph" draw:z-index="4" draw:name="Forme2" draw:style-name="gr2" draw:text-style-name="P23" svg:x1="8.172cm" svg:y1="3.219cm" svg:x2="11.876cm" svg:y2="5.198cm"><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FP1 :Procédure ConnectionServeur</text:p>
      <text:p text:style-name="P8"/>
      <text:p text:style-name="P1"><text:span text:style-name="T1">* Elle pe</text:span><text:span text:style-name="T2">r</text:span><text:span text:style-name="T1">met de se connecter au serveur et quitte le programme <text:s/>en cas </text:span><text:span text:style-name="T2">d’échec</text:span></text:p>
      <text:p text:style-name="P7">* Input : Référence sur un objet de type Socket, un string address_ip, un int port_number</text:p>
      <text:p text:style-name="P7">* Output: ne retourne rien</text:p>
      <text:p text:style-name="P8"/>
      <text:p text:style-name="P9">Dans la Socket S on crée une instance qui va lui affecter l’adresse ip et le port passés en entrée de la fonction.</text:p>
      <text:p text:style-name="P9">Ensuite à l’aide d’un try-catch on utilisera la méthode Connect de la classe Socket, cette instruction sera placée dans le try et dans le catch on mettra un message d’erreur et on quittera la programme.</text:p>
      <text:p text:style-name="P9"/>
      <text:p text:style-name="P4">FP2 :Fonction RecvoirDuServeur <text:span text:style-name="T11">de type string</text:span></text:p>
      <text:p text:style-name="P9"/>
      <text:p text:style-name="P9">* Elle permet de recevoir les informations envoyées par le serveur ainsi que de clore la connexion avec le serveur</text:p>
      <text:p text:style-name="P9">* Input : Référence sur une Socket</text:p>
      <text:p text:style-name="P9">* Output : un string Trame</text:p>
      <text:p text:style-name="P9"/>
      <text:p text:style-name="P9">On va définir un tableau d’octets messageRecu de taille 1024, on va également déclarer un entier byteRecu qui contiendra le retour de l’exécution de la méthode Receive de la classe Socket. Cette méthode prendra en entrée messageRecu. Ensuite grâce à la méthode GetString de la classe Encoding.ASCII on traduira messageRecu en un string nommé Trame. Pour finir on utilisera les méthodes Shutdown et Close de la classe Socket et on retournera la Trame. </text:p>
      <text:p text:style-name="P9"/>
      <text:p text:style-name="P9"/>
      <text:p text:style-name="P9"/>
      <text:p text:style-name="P9"/>
      <text:p text:style-name="P9"/>
      <text:p text:style-name="P9"/>
      <text:p text:style-name="P9"/>
      <text:p text:style-name="P9"/>
      <text:p text:style-name="P9"/>
      <text:p text:style-name="P9"/>
      <text:p text:style-name="P9"><draw:custom-shape text:anchor-type="paragraph" draw:z-index="5" draw:name="Forme1" draw:style-name="gr1" draw:text-style-name="P24" svg:width="4.261cm" svg:height="2.038cm" svg:x="6.055cm" svg:y="1.182cm"><text:p text:style-name="P23"><text:span text:style-name="T25">Classe PartieDécodage</text:span></text:p><draw:enhanced-geometry svg:viewBox="0 0 21600 21600" draw:type="rectangle" draw:enhanced-path="M 0 0 L 21600 0 21600 21600 0 21600 0 0 Z N"/></draw:custom-shape><draw:custom-shape text:anchor-type="paragraph" draw:z-index="6" draw:name="Forme1" draw:style-name="gr1" draw:text-style-name="P24" svg:width="4.261cm" svg:height="2.038cm" svg:x="1.081cm" svg:y="5.198cm"><text:p text:style-name="P23"><text:span text:style-name="T25">FP1 : Lecture</text:span></text:p><draw:enhanced-geometry svg:viewBox="0 0 21600 21600" draw:mirror-horizontal="false" draw:mirror-vertical="false" draw:type="rectangle" draw:enhanced-path="M 0 0 L 21600 0 21600 21600 0 21600 0 0 Z N"/></draw:custom-shape><draw:custom-shape text:anchor-type="paragraph" draw:z-index="7" draw:name="Forme1" draw:style-name="gr3" draw:text-style-name="P24" svg:width="4.264cm" svg:height="2.042cm" svg:x="5.95cm" svg:y="5.198cm"><text:p text:style-name="P23"><text:span text:style-name="T25">FP2 : Décodage</text:span></text:p><draw:enhanced-geometry svg:viewBox="0 0 21600 21600" draw:mirror-horizontal="false" draw:mirror-vertical="false" draw:type="rectangle" draw:enhanced-path="M 0 0 L 21600 0 21600 21600 0 21600 0 0 Z N"/></draw:custom-shape><draw:line text:anchor-type="paragraph" draw:z-index="8" draw:name="Forme2" draw:style-name="gr2" draw:text-style-name="P23" svg:x1="8.173cm" svg:y1="3.219cm" svg:x2="3.119cm" svg:y2="5.198cm"><text:p/></draw:line><draw:line text:anchor-type="paragraph" draw:z-index="9" draw:name="Forme2" draw:style-name="gr2" draw:text-style-name="P23" svg:x1="8.172cm" svg:y1="3.219cm" svg:x2="8.172cm" svg:y2="5.198cm"><text:p/></draw:line><draw:line text:anchor-type="paragraph" draw:z-index="10" draw:name="Forme2" draw:style-name="gr2" draw:text-style-name="P23" svg:x1="8.172cm" svg:y1="3.219cm" svg:x2="12.749cm" svg:y2="5.198cm"><text:p/></draw:line><draw:custom-shape text:anchor-type="paragraph" draw:z-index="11" draw:name="Forme1" draw:style-name="gr3" draw:text-style-name="P24" svg:width="4.264cm" svg:height="2.042cm" svg:x="10.95cm" svg:y="5.198cm"><text:p text:style-name="P23"><text:span text:style-name="T25">FP3 : AffichageCarte</text:span></text:p><draw:enhanced-geometry svg:viewBox="0 0 21600 21600" draw:mirror-horizontal="false" draw:mirror-vertical="false" draw:type="rectangle" draw:enhanced-path="M 0 0 L 21600 0 21600 21600 0 21600 0 0 Z N"/></draw:custom-shape><draw:custom-shape text:anchor-type="paragraph" draw:z-index="12" draw:name="Forme1" draw:style-name="gr3" draw:text-style-name="P24" svg:width="4.264cm" svg:height="2.042cm" svg:x="5.95cm" svg:y="8.199cm"><text:p text:style-name="P23"><text:span text:style-name="T25">FS2.1 : Spread</text:span></text:p><draw:enhanced-geometry svg:viewBox="0 0 21600 21600" draw:mirror-horizontal="false" draw:mirror-vertical="false" draw:type="rectangle" draw:enhanced-path="M 0 0 L 21600 0 21600 21600 0 21600 0 0 Z N"/></draw:custom-shape><draw:line text:anchor-type="paragraph" draw:z-index="13" draw:name="Forme2" draw:style-name="gr2" draw:text-style-name="P23" svg:x1="8.172cm" svg:y1="7.22cm" svg:x2="8.172cm" svg:y2="8.199cm"><text:p/></draw:lin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FP1 : <text:span text:style-name="T9">Fonction Lecture </text:span><text:span text:style-name="T12">de type tableau d’entier</text:span></text:p>
      <text:p text:style-name="P5"><text:span text:style-name="T12"/></text:p>
      <text:p text:style-name="P20"><text:span text:style-name="T13">* Permet de stocker les valeurs de la trame dans un tableau d'entier de 10 par 10</text:span></text:p>
      <text:p text:style-name="P21"><text:span text:style-name="T15">* Input <text:s/>: Trame de la carte obtenu dans la partie serveur</text:span></text:p>
      <text:p text:style-name="P16"><text:span text:style-name="T3">* Output : Tableau des valeurs pour chaque case de la trame</text:span></text:p>
      <text:p text:style-name="P16"><text:span text:style-name="T3"/></text:p>
      <text:p text:style-name="P19"><text:span text:style-name="T3">P</text:span><text:span text:style-name="T6">ermet de parcourir la trame et de récupérer les valeurs. </text:span><text:span text:style-name="T8">Les lignes sont séparées par des «| » et les valeurs séparées par des « : » </text:span></text:p>
      <text:p text:style-name="P16"><text:span text:style-name="T3"/></text:p>
      <text:p text:style-name="P16"><text:span text:style-name="T3"/></text:p>
      <text:p text:style-name="P5">FP2 : <text:span text:style-name="T9">Fonction Decodage </text:span><text:span text:style-name="T12">de type tableau de caractère</text:span></text:p>
      <text:p text:style-name="P5"><text:span text:style-name="T12"/></text:p>
      <text:p text:style-name="P17"><text:span text:style-name="T5">* Permet de d</text:span><text:span text:style-name="T3">écoder les valeurs contenues dans le tableau pour créer le tableau final avec les parcelles nommées</text:span></text:p>
      <text:p text:style-name="P17"><text:span text:style-name="T15">* Input <text:s/>: Tableau des appartena</text:span><text:span text:style-name="T17">n</text:span><text:span text:style-name="T15">ces parcelle pour chaque cases de la trame</text:span></text:p>
      <text:p text:style-name="P17"><text:span text:style-name="T3">* Output : Tableau prêt à être afficher avec les parcelles nommées</text:span></text:p>
      <text:p text:style-name="P17"><text:span text:style-name="T3"/></text:p>
      <text:p text:style-name="P18"><text:span text:style-name="T3">O</text:span><text:span text:style-name="T6">n parcours la carte puis on vérifie si c’est une Mer ou une Forêt et si ce n’est pas le cas cela devient une parcelle, puis on élargie le </text:span><text:span text:style-name="T7">domaine <text:s/>de traitement</text:span><text:span text:style-name="T6"> <text:s text:c="3"/></text:span></text:p>
      <text:p text:style-name="P17"><text:span text:style-name="T3"/></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oft-page-break/>FP3 : <text:span text:style-name="T10">Procédure AffichageCarte</text:span></text:p>
      <text:p text:style-name="P5"/>
      <text:p text:style-name="P17"><text:span text:style-name="T3">* Permet d'afficher la carte à l'aide des caractères contenus dans le tableau de la carte décodée</text:span></text:p>
      <text:p text:style-name="P17"><text:span text:style-name="T15">* Input <text:s/>: Tableau avec les parcelles nommées</text:span></text:p>
      <text:p text:style-name="P17"><text:span text:style-name="T3">* Output : void</text:span></text:p>
      <text:p text:style-name="P17"><text:span text:style-name="T3"/></text:p>
      <text:p text:style-name="P10">Permet un affichage de la carte 10 par 10 avec les parcelles nommées</text:p>
      <text:p text:style-name="P6"/>
      <text:p text:style-name="P5">FS2.1 : <text:span text:style-name="T10">Procédure Spread</text:span></text:p>
      <text:p text:style-name="P22"><text:span text:style-name="T14"/></text:p>
      <text:p text:style-name="P17"><text:span text:style-name="T3">* Permet d'étendre une parcelle jusqu'à ses bordures</text:span></text:p>
      <text:p text:style-name="P17"><text:span text:style-name="T15">* Input <text:s/>: Par référence : La carte décodée</text:span></text:p>
      <text:p text:style-name="P17"><text:span text:style-name="T15">* <text:s text:c="9"/>Par valeur : -les deux index de la position de la case (qui n'est pas mer ou foret) </text:span></text:p>
      <text:p text:style-name="P15"><text:span text:style-name="T15">* <text:s text:c="22"/><text:tab/> <text:s text:c="3"/>-le tableau des valeurs pour chaque case de la trame </text:span></text:p>
      <text:p text:style-name="P12"><text:span text:style-name="T15">* Output : Void</text:span></text:p>
      <text:p text:style-name="P12"><text:span text:style-name="T15"/></text:p>
      <text:p text:style-name="P10"><text:span text:style-name="T15">Elle fonctionne grâce a la liste </text:span><text:span text:style-name="T18">toDo</text:span><text:span text:style-name="T15"> qui contient la liste des cases qui n’ont pas encore été étendues, à chaque fois qu’</text:span><text:span text:style-name="T19">elle</text:span><text:span text:style-name="T15"> découvre une nouvelle case la fonction l’ajoute </text:span><text:span text:style-name="T20">à</text:span><text:span text:style-name="T15"> la liste. </text:span><text:span text:style-name="T21">Elle traite les cases une à une et s</text:span><text:span text:style-name="T23">e met à jour </text:span><text:span text:style-name="T21">en fonction des nouvelles cases trouvé</text:span><text:span text:style-name="T22">es.</text:span></text:p>
      <text:p text:style-name="P14"><text:span text:style-name="T22">P</text:span><text:span text:style-name="T15">our chaque case on regarde ses bordures et s’il n’y a pas de bordures on ajoute la case </text:span><text:span text:style-name="T24">adjacente</text:span><text:span text:style-name="T15"> a la li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Mangal1" svg:font-family="Mangal"/>
    <style:font-face style:name="F" svg:font-family="" style:font-family-generic="roman"/>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12-09T15:54:55.944000000</dc:date>
    <meta:editing-duration>PT1H10M34S</meta:editing-duration>
    <meta:editing-cycles>30</meta:editing-cycles>
    <meta:document-statistic meta:table-count="0" meta:image-count="0" meta:object-count="0" meta:page-count="3" meta:paragraph-count="35" meta:word-count="550" meta:character-count="3044" meta:non-whitespace-character-count="2479"/>
  </office:meta>
</office:document-meta>
</file>